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paragraph-properties fo:margin-left="-1.245cm" fo:margin-right="0cm" fo:text-indent="0cm" style:auto-text-indent="false"/>
      <style:text-properties style:language-asian="zh" style:country-asian="CN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language-asian="zh" style:country-asian="CN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language-asian="zh" style:country-asian="CN"/>
    </style:style>
    <style:style style:name="P5" style:family="paragraph" style:parent-style-name="Standard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后台登陆页面</text:p>
      <text:p text:style-name="P1"/>
      <text:p text:style-name="P1">地址:/background/login</text:p>
      <text:p text:style-name="P1"/>
      <text:p text:style-name="P1">接口:</text:p>
      <text:p text:style-name="P1">/background/user_login POST</text:p>
      <text:p text:style-name="P1">参数:</text:p>
      <text:p text:style-name="P1">json {"sid":sid, "mima":mima}</text:p>
      <text:p text:style-name="P1">sid使用</text:p>
      <text:p text:style-name="P1">function GetRequest() {</text:p>
      <text:p text:style-name="P1"><text:s text:c="4"/>var url = top.window.location.href;</text:p>
      <text:p text:style-name="P1"><text:s text:c="4"/>var theRequest = new Object();</text:p>
      <text:p text:style-name="P1"><text:s text:c="4"/>if (url.indexOf("?") != -1) {</text:p>
      <text:p text:style-name="P1"><text:s text:c="8"/>var str = url.substr(url.indexOf("?") + 1);</text:p>
      <text:p text:style-name="P3"><text:s text:c="8"/>strs = str.split("&amp;");</text:p>
      <text:p text:style-name="P3"><text:s text:c="8"/>for(var i = 0; i &lt; strs.length; i ++) {</text:p>
      <text:p text:style-name="P3"><text:s text:c="12"/>theRequest[strs[i].split("=")[0]]=(strs[i].split("=")[1]);</text:p>
      <text:p text:style-name="P3"><text:s text:c="8"/>}</text:p>
      <text:p text:style-name="P3"><text:s text:c="4"/>}</text:p>
      <text:p text:style-name="P3"><text:s text:c="4"/>return theRequest;</text:p>
      <text:p text:style-name="P3">}</text:p>
      <text:p text:style-name="P3">获取url参数后，从参数中获取</text:p>
      <text:p text:style-name="P3">var req = GetRequest();</text:p>
      <text:p text:style-name="P3">var sid = req["sid"];</text:p>
      <text:p text:style-name="P3">mima为用户输入密码</text:p>
      <text:p text:style-name="P3"/>
      <text:p text:style-name="P3">json格式的post请求提交方式:</text:p>
      <text:p text:style-name="P3">JSONRequest.post(url, params, cb);</text:p>
      <text:p text:style-name="P3">url为接口地址</text:p>
      <text:p text:style-name="P3">params为参数,类型为object:{}</text:p>
      <text:p text:style-name="P3">cb为回调函数,回调函数参数为(requestNumber, value, exception)</text:p>
      <text:p text:style-name="P3">value为回调返回值</text:p>
      <text:p text:style-name="P3"/>
      <text:p text:style-name="P3">返回值:</text:p>
      <text:p text:style-name="P3">url 登陆成功后的跳转页面 由前端跳转</text:p>
      <text:p text:style-name="P3"/>
      <text:p text:style-name="P3"/>
      <text:p text:style-name="P3">后台页面</text:p>
      <text:p text:style-name="P3"/>
      <text:p text:style-name="P3">地址:/background</text:p>
      <text:p text:style-name="P3"/>
      <text:p text:style-name="P3">接口:</text:p>
      <text:p text:style-name="P3">/background/add_agent POST</text:p>
      <text:p text:style-name="P3">参数:</text:p>
      <text:p text:style-name="P3">name 代理姓名</text:p>
      <text:p text:style-name="P3">mobile 手机号</text:p>
      <text:p text:style-name="P3">wechat <text:s/>微信号</text:p>
      <text:p text:style-name="P3">identity 身份证</text:p>
      <text:p text:style-name="P3">game_id <text:s/>游戏ID</text:p>
      <text:p text:style-name="P3">key 代理码</text:p>
      <text:p text:style-name="P3">ower_key 上级代理码</text:p>
      <text:p text:style-name="P3">agent_lv 代理等级</text:p>
      <text:p text:style-name="P3">mima 密码</text:p>
      <text:p text:style-name="P2"><text:s text:c="11"/></text:p>
      <text:p text:style-name="P3">返回值:</text:p>
      <text:p text:style-name="P3">ret 添加代理返回信息,使用alert展示此信息即可</text:p>
      <text:p text:style-name="P3"/>
      <text:p text:style-name="P3">/background/query_agent POST</text:p>
      <text:p text:style-name="P3">参数:</text:p>
      <text:p text:style-name="P3">key 手机号码</text:p>
      <text:p text:style-name="P2"><text:s text:c="11"/></text:p>
      <text:p text:style-name="P3">返回值:</text:p>
      <text:p text:style-name="P3">name 代理姓名</text:p>
      <text:p text:style-name="P3">mobile 手机号码</text:p>
      <text:p text:style-name="P3">key 代理码</text:p>
      <text:p text:style-name="P3">wechat 微信号</text:p>
      <text:p text:style-name="P3">identity 身份证</text:p>
      <text:p text:style-name="P3">game_id 游戏ID</text:p>
      <text:p text:style-name="P3">player_count 会员数</text:p>
      <text:p text:style-name="P3">player_total_fee 会员付费</text:p>
      <text:p text:style-name="P3">child_agent_count 下级代理数</text:p>
      <text:p text:style-name="P3">child_player_count_node 下级代理会员数</text:p>
      <text:p text:style-name="P3">child_total_fee 下级代理会员付费</text:p>
      <text:p text:style-name="P3">sum_total_fee 收入</text:p>
      <text:p text:style-name="P3">agent_use 会员详细信息 [</text:p>
      <text:p text:style-name="P3"><text:s text:c="4"/>{</text:p>
      <text:p text:style-name="P3"><text:s text:c="4"/>"reg_key":玩家ID,</text:p>
      <text:p text:style-name="P3"><text:s text:c="4"/>"diamond":钻石,</text:p>
      <text:p text:style-name="P3"><text:s text:c="4"/>"sum_total_fee":累计充值金额</text:p>
      <text:p text:style-name="P3"><text:s text:c="4"/>}</text:p>
      <text:p text:style-name="P3">]</text:p>
      <text:p text:style-name="P3"/>
      <text:p text:style-name="P3">/background/del_agent POST</text:p>
      <text:p text:style-name="P3">参数:</text:p>
      <text:p text:style-name="P3">key 手机号</text:p>
      <text:p text:style-name="P3"/>
      <text:p text:style-name="P3">返回值:</text:p>
      <text:p text:style-name="P3">ret 删除代理返回信息,使用alert展示此信息即可</text:p>
      <text:p text:style-name="P2"/>
      <text:p text:style-name="P3">/background/query_player POST</text:p>
      <text:p text:style-name="P3">参数:</text:p>
      <text:p text:style-name="P3">player_id 玩家游戏ID</text:p>
      <text:p text:style-name="P3"/>
      <text:p text:style-name="P3">返回值:</text:p>
      <text:p text:style-name="P3">reg_key 玩家ID</text:p>
      <text:p text:style-name="P3">diamond 钻石</text:p>
      <text:p text:style-name="P3">total_fee 充值记录[</text:p>
      <text:p text:style-name="P3"><text:s text:c="4"/>{</text:p>
      <text:p text:style-name="P3"><text:s text:c="4"/>"total_fee":充值金额,</text:p>
      <text:p text:style-name="P3"><text:s text:c="4"/>"time":充值时间(unix时间戳)</text:p>
      <text:p text:style-name="P3"><text:s text:c="4"/>}</text:p>
      <text:p text:style-name="P3">]</text:p>
      <text:p text:style-name="P3"/>
      <text:p text:style-name="P3"/>
      <text:p text:style-name="P3"/>
      <text:p text:style-name="P3">代理登陆页面</text:p>
      <text:p text:style-name="P3">地址:/agent/login</text:p>
      <text:p text:style-name="P3"/>
      <text:p text:style-name="P3">接口:</text:p>
      <text:p text:style-name="P3">/agent/user_login POST</text:p>
      <text:p text:style-name="P3">参数:</text:p>
      <text:p text:style-name="P3">sid 同(/background/user_login)</text:p>
      <text:p text:style-name="P3">mobile 代理手机号码 用户输入</text:p>
      <text:p text:style-name="P3">mima 密码 用户输入</text:p>
      <text:p text:style-name="P3">返回值:</text:p>
      <text:p text:style-name="P3">url 登陆成功后的跳转页面</text:p>
      <text:p text:style-name="P3"/>
      <text:p text:style-name="P3"/>
      <text:p text:style-name="P3"/>
      <text:p text:style-name="P3">代理页面</text:p>
      <text:p text:style-name="P3">地址:/agent</text:p>
      <text:p text:style-name="P3"/>
      <text:p text:style-name="P3">接口:</text:p>
      <text:p text:style-name="P3">/agent/base_info POST</text:p>
      <text:p text:style-name="P3">sid <text:s/>同(/agent/user_login)</text:p>
      <text:p text:style-name="P3">返回值:</text:p>
      <text:p text:style-name="P3">error 错误信息 如存在 使用alert展示</text:p>
      <text:p text:style-name="P3"/>
      <text:p text:style-name="P3">代理信息</text:p>
      <text:p text:style-name="P3">name 代理姓名</text:p>
      <text:p text:style-name="P3">mobile 手机号码</text:p>
      <text:p text:style-name="P3">key 代理码</text:p>
      <text:p text:style-name="P3">wechat 微信号</text:p>
      <text:p text:style-name="P3">identity 身份证</text:p>
      <text:p text:style-name="P3">game_id 游戏ID</text:p>
      <text:p text:style-name="P3"/>
      <text:p text:style-name="P3">如有</text:p>
      <text:p text:style-name="P3">ower_mobile 上级代理手机号</text:p>
      <text:p text:style-name="P3">ower_key 上级代理代理码</text:p>
      <text:p text:style-name="P3"/>
      <text:p text:style-name="P3">收入信息</text:p>
      <text:p text:style-name="P3">player_total_fee 玩家付费</text:p>
      <text:p text:style-name="P3">child_total_fee 下级代理玩家付费</text:p>
      <text:p text:style-name="P3">sum_total_fee 收入</text:p>
      <text:p text:style-name="P3"/>
      <text:p text:style-name="P3"/>
      <text:p text:style-name="P3">/agent/agent_info POST</text:p>
      <text:p text:style-name="P3">sid <text:s/>同(/agent/user_login)</text:p>
      <text:p text:style-name="P3">返回值:</text:p>
      <text:p text:style-name="P3">[</text:p>
      <text:p text:style-name="P3"><text:s text:c="4"/>{</text:p>
      <text:p text:style-name="P3"><text:s text:c="4"/>name 代理姓名</text:p>
      <text:p text:style-name="P3"><text:s text:c="4"/>mobile 手机号码</text:p>
      <text:p text:style-name="P3"><text:s text:c="4"/>key 代理码</text:p>
      <text:p text:style-name="P3"><text:s text:c="4"/>wechat 微信号</text:p>
      <text:p text:style-name="P3"><text:s text:c="4"/>identity 身份证</text:p>
      <text:p text:style-name="P3"><text:s text:c="4"/>game_id 游戏ID</text:p>
      <text:p text:style-name="P3"><text:s text:c="4"/>player_count 会员数</text:p>
      <text:p text:style-name="P3"><text:s text:c="4"/>child_agent_count 下级代理数</text:p>
      <text:p text:style-name="P3"><text:s text:c="4"/>player_total_fee 会员付费</text:p>
      <text:p text:style-name="P3"><text:s text:c="4"/>child_total_fee 下级代理会员付费</text:p>
      <text:p text:style-name="P3"><text:s text:c="4"/>sum_total_fee 收入</text:p>
      <text:p text:style-name="P3"><text:s text:c="4"/>}</text:p>
      <text:p text:style-name="P3">]</text:p>
      <text:p text:style-name="P3"/>
      <text:p text:style-name="P3"/>
      <text:p text:style-name="P3">/agent/player_info POST</text:p>
      <text:p text:style-name="P3">sid <text:s/>同(/agent/user_login)</text:p>
      <text:p text:style-name="P3">返回值:</text:p>
      <text:p text:style-name="P3">[</text:p>
      <text:p text:style-name="P3"><text:s text:c="4"/>{</text:p>
      <text:p text:style-name="P3"><text:s text:c="4"/>reg_key 玩家ID</text:p>
      <text:p text:style-name="P3"><text:s text:c="4"/>diamond 钻石</text:p>
      <text:p text:style-name="P3"><text:s text:c="4"/>}</text:p>
      <text:p text:style-name="P3">]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8M9S</meta:editing-duration>
    <meta:editing-cycles>10</meta:editing-cycles>
    <meta:generator>OpenOffice/4.1.3$Win32 OpenOffice.org_project/413m1$Build-9783</meta:generator>
    <dc:date>2017-06-22T23:32:40.12</dc:date>
    <meta:document-statistic meta:table-count="0" meta:image-count="0" meta:object-count="0" meta:page-count="1" meta:paragraph-count="147" meta:word-count="667" meta:character-count="2174"/>
    <meta:user-defined meta:name="Info 1"/>
    <meta:user-defined meta:name="Info 2"/>
    <meta:user-defined meta:name="Info 3"/>
    <meta:user-defined meta:name="Info 4"/>
  </office:meta>
</office:document-meta>
</file>